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9pt" officeooo:rsid="00103afc" officeooo:paragraph-rsid="0017efaa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48414" officeooo:paragraph-rsid="002bd16a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2fd099" officeooo:paragraph-rsid="002bd16a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2fd099" officeooo:paragraph-rsid="002bd16a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4b530b" officeooo:paragraph-rsid="002d8c61" style:font-size-asian="9pt" style:font-size-complex="9pt"/>
    </style:style>
    <style:style style:name="P6" style:family="paragraph" style:parent-style-name="Standard">
      <style:text-properties fo:color="#158466" loext:opacity="100%" fo:font-size="9pt" officeooo:rsid="00218ba5" officeooo:paragraph-rsid="0041d4c8" fo:background-color="transparent" style:font-size-asian="9pt" style:font-size-complex="9pt"/>
    </style:style>
    <style:style style:name="P7" style:family="paragraph" style:parent-style-name="Standard">
      <style:text-properties fo:color="#2a6099" loext:opacity="100%" fo:font-size="9pt" officeooo:rsid="00218ba5" officeooo:paragraph-rsid="0041d4c8" fo:background-color="transparent" style:font-size-asian="9pt" style:font-size-complex="9pt"/>
    </style:style>
    <style:style style:name="P8" style:family="paragraph" style:parent-style-name="Standard">
      <style:text-properties style:use-window-font-color="true" loext:opacity="0%" fo:font-size="9pt" officeooo:rsid="0021beaf" officeooo:paragraph-rsid="0041d4c8" fo:background-color="transparent" style:font-size-asian="9pt" style:font-size-complex="9pt"/>
    </style:style>
    <style:style style:name="P9" style:family="paragraph" style:parent-style-name="Standard">
      <style:text-properties style:use-window-font-color="true" loext:opacity="0%" fo:font-size="9pt" officeooo:rsid="00218ba5" officeooo:paragraph-rsid="0041d4c8" fo:background-color="transparent" style:font-size-asian="9pt" style:font-size-complex="9pt"/>
    </style:style>
    <style:style style:name="P10" style:family="paragraph" style:parent-style-name="Standard">
      <style:text-properties fo:color="#158466" loext:opacity="100%" fo:font-size="9pt" officeooo:rsid="00239b55" officeooo:paragraph-rsid="0041d4c8" fo:background-color="transparent" style:font-size-asian="9pt" style:font-size-complex="9pt"/>
    </style:style>
    <style:style style:name="P11" style:family="paragraph" style:parent-style-name="Standard">
      <style:text-properties style:use-window-font-color="true" loext:opacity="0%" fo:font-size="9pt" officeooo:rsid="00239b55" officeooo:paragraph-rsid="0041d4c8" fo:background-color="transparent" style:font-size-asian="9pt" style:font-size-complex="9pt"/>
    </style:style>
    <style:style style:name="P12" style:family="paragraph" style:parent-style-name="Standard">
      <style:text-properties fo:color="#158466" loext:opacity="100%" fo:font-size="9pt" officeooo:rsid="0021beaf" officeooo:paragraph-rsid="0041d4c8" fo:background-color="transparent" style:font-size-asian="9pt" style:font-size-complex="9pt"/>
    </style:style>
    <style:style style:name="P13" style:family="paragraph" style:parent-style-name="Standard">
      <style:text-properties style:use-window-font-color="true" loext:opacity="0%" fo:font-size="9pt" officeooo:paragraph-rsid="0041d4c8" fo:background-color="transparent" style:font-size-asian="9pt" style:font-size-complex="9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441831" officeooo:paragraph-rsid="002bf43e" style:font-size-asian="9pt" style:font-size-complex="9pt"/>
    </style:style>
    <style:style style:name="T1" style:family="text">
      <style:text-properties officeooo:rsid="0017efaa"/>
    </style:style>
    <style:style style:name="T2" style:family="text">
      <style:text-properties officeooo:rsid="00304286"/>
    </style:style>
    <style:style style:name="T3" style:family="text">
      <style:text-properties officeooo:rsid="00312e9f"/>
    </style:style>
    <style:style style:name="T4" style:family="text">
      <style:text-properties officeooo:rsid="0044f0d1"/>
    </style:style>
    <style:style style:name="T5" style:family="text">
      <style:text-properties fo:color="#2a6099" loext:opacity="100%" officeooo:rsid="0044f0d1"/>
    </style:style>
    <style:style style:name="T6" style:family="text">
      <style:text-properties style:use-window-font-color="true" loext:opacity="0%"/>
    </style:style>
    <style:style style:name="T7" style:family="text">
      <style:text-properties fo:color="#2a6099" loext:opacity="100%"/>
    </style:style>
    <style:style style:name="T8" style:family="text">
      <style:text-properties style:use-window-font-color="true" loext:opacity="0%" officeooo:rsid="0021beaf"/>
    </style:style>
    <style:style style:name="T9" style:family="text">
      <style:text-properties officeooo:rsid="0021beaf"/>
    </style:style>
    <style:style style:name="T10" style:family="text">
      <style:text-properties officeooo:rsid="00239b55"/>
    </style:style>
    <style:style style:name="T11" style:family="text">
      <style:text-properties officeooo:rsid="004359d1"/>
    </style:style>
    <style:style style:name="T12" style:family="text">
      <style:text-properties officeooo:rsid="00466f8b"/>
    </style:style>
    <style:style style:name="T13" style:family="text">
      <style:text-properties fo:color="#158466" loext:opacity="100%" officeooo:rsid="0021beaf"/>
    </style:style>
    <style:style style:name="T14" style:family="text">
      <style:text-properties fo:color="#158466" loext:opacity="100%" officeooo:rsid="00466f8b"/>
    </style:style>
    <style:style style:name="T15" style:family="text">
      <style:text-properties fo:color="#158466" loext:opacity="100%"/>
    </style:style>
    <style:style style:name="T16" style:family="text">
      <style:text-properties fo:color="#158466" loext:opacity="100%" officeooo:rsid="00218ba5"/>
    </style:style>
    <style:style style:name="T17" style:family="text">
      <style:text-properties fo:color="#158466" loext:opacity="100%" officeooo:rsid="00239b55"/>
    </style:style>
    <style:style style:name="T18" style:family="text">
      <style:text-properties style:use-window-font-color="true" loext:opacity="0%" officeooo:rsid="00466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ode <text:span text:style-name="T1">run and tumble </text:span>particle plane</text:p>
      <text:p text:style-name="P2"/>
      <text:p text:style-name="P3">generate_time_run(<text:span text:style-name="T2">par</text:span>) :</text:p>
      <text:p text:style-name="P4"><text:tab/><text:span text:style-name="T3">return time given by a poissonian distribution for now</text:span></text:p>
      <text:p text:style-name="P5"/>
      <text:p text:style-name="P6"><text:span text:style-name="T4">rtp</text:span>(p, par)<text:tab/><text:tab/><text:tab/><text:tab/><text:tab/><text:tab/><text:span text:style-name="T5"># change name → it applies in all strategies</text:span></text:p>
      <text:p text:style-name="P6"><text:tab/><text:span text:style-name="T6">p.t_next_tumble = 0<text:tab/><text:tab/><text:tab/><text:tab/></text:span><text:span text:style-name="T7"># initialization of p.t_next_tumble</text:span></text:p>
      <text:p text:style-name="P7"><text:tab/><text:span text:style-name="T8">trajrel = array (dim * n_traj)<text:tab/><text:tab/><text:tab/><text:tab/></text:span><text:span text:style-name="T9"># initialization of traj</text:span></text:p>
      <text:p text:style-name="P8"><text:tab/>trajabs = array (dim * n_traj)</text:p>
      <text:p text:style-name="P8"/>
      <text:p text:style-name="P9"><text:tab/>for t in [0,T-<text:span text:style-name="T10">dT</text:span>] with step dT :</text:p>
      <text:p text:style-name="P9"><text:tab/><text:tab/><text:span text:style-name="T11">p = </text:span>evolve(p, t, t+dT)</text:p>
      <text:p text:style-name="P9"><text:tab/><text:tab/><text:span text:style-name="T10">update int(t.dT)th column of trajrel and trajabs with position of p</text:span></text:p>
      <text:p text:style-name="P9"><text:tab/>return last update of p and rel and abs traj</text:p>
      <text:p text:style-name="P9"/>
      <text:p text:style-name="P10">tumble(p,par) :</text:p>
      <text:p text:style-name="P11"><text:tab/>p.angle = generate angle given by a turning distribution<text:tab/><text:span text:style-name="T7"># update angle in an other direction</text:span></text:p>
      <text:p text:style-name="P11"><text:tab/>p.t_next_tumble +=generate_time_run(par)<text:tab/><text:tab/><text:span text:style-name="T7"># update instant of new run</text:span></text:p>
      <text:p text:style-name="P11"><text:tab/>return</text:p>
      <text:p text:style-name="P9"/>
      <text:p text:style-name="P12">emove(p,<text:span text:style-name="T12">par, </text:span>t1,t2) :</text:p>
      <text:p text:style-name="P8"><text:tab/><text:span text:style-name="T12">if emode == balistic :</text:span><text:tab/><text:tab/><text:tab/><text:tab/><text:span text:style-name="T7"># no update of traj because not in a time step</text:span></text:p>
      <text:p text:style-name="P9"><text:tab/><text:tab/>u<text:span text:style-name="T12">pdate position of p with balistic motion from t1 to t2</text:span></text:p>
      <text:p text:style-name="P9"><text:tab/><text:span text:style-name="T12">elif emode == rot dif :</text:span></text:p>
      <text:p text:style-name="P9"><text:tab/><text:tab/><text:span text:style-name="T12">apply abp motion from t1 to t2</text:span></text:p>
      <text:p text:style-name="P9"><text:tab/><text:span text:style-name="T12">else :</text:span></text:p>
      <text:p text:style-name="P9"><text:tab/><text:tab/><text:span text:style-name="T12">print(‘unidentified emode’)</text:span></text:p>
      <text:p text:style-name="P9"><text:tab/><text:span text:style-name="T12">return</text:span></text:p>
      <text:p text:style-name="P6">evolve(p,<text:span text:style-name="T12">par,</text:span>t1,t2)</text:p>
      <text:p text:style-name="P9"><text:tab/>t_next_tumble = p.t_next_tumble</text:p>
      <text:p text:style-name="P9"><text:tab/><text:span text:style-name="T9">if t2 &lt; </text:span>t_next_tumble :</text:p>
      <text:p text:style-name="P9"><text:tab/><text:tab/><text:span text:style-name="T13">emove(</text:span><text:span text:style-name="T14">p, par,</text:span><text:span text:style-name="T13">t1, t2)</text:span></text:p>
      <text:p text:style-name="P12"><text:tab/><text:span text:style-name="T6">else :</text:span></text:p>
      <text:p text:style-name="P8"><text:tab/><text:tab/><text:span text:style-name="T15">emove(p, </text:span><text:span text:style-name="T14">par,</text:span><text:span text:style-name="T15">t1, t_next_tumble)</text:span></text:p>
      <text:p text:style-name="P12"><text:tab/><text:tab/>tumble(<text:span text:style-name="T12">p, par</text:span>)</text:p>
      <text:p text:style-name="P13"><text:tab/><text:tab/><text:span text:style-name="T16">evolve(p,</text:span><text:span text:style-name="T14">par,</text:span><text:span text:style-name="T16">t</text:span><text:span text:style-name="T17">_next_tumble</text:span><text:span text:style-name="T16">,t2)</text:span></text:p>
      <text:p text:style-name="P6"><text:tab/><text:span text:style-name="T18">return</text:span></text:p>
      <text:p text:style-name="P14"><text:tab/><text:tab/></text:p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58:21.438232168</meta:creation-date>
    <meta:generator>LibreOffice/25.2.3.2$Linux_X86_64 LibreOffice_project/520$Build-2</meta:generator>
    <dc:date>2025-12-01T09:20:03.203259823</dc:date>
    <meta:editing-duration>PT7H24M47S</meta:editing-duration>
    <meta:editing-cycles>14</meta:editing-cycles>
    <meta:document-statistic meta:table-count="0" meta:image-count="0" meta:object-count="0" meta:page-count="1" meta:paragraph-count="34" meta:word-count="182" meta:character-count="1132" meta:non-whitespace-character-count="929"/>
  </office:meta>
</office:document-meta>
</file>